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D5000000D38AC4162F.png" manifest:media-type="image/png"/>
  <manifest:file-entry manifest:full-path="Pictures/10009BD7000015FE000015D440754505.svg" manifest:media-type="image/svg+xml"/>
  <manifest:file-entry manifest:full-path="Pictures/10000201000001350000012074F18B1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66cc"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 style:list-style-name="L1">
      <style:graphic-properties draw:stroke="none" draw:stroke-dash="Dashed_20__28_var_29__20_2" svg:stroke-width="0.05cm" svg:stroke-color="#808080" draw:marker-start="" draw:marker-start-width="0.23cm" draw:marker-start-center="false" draw:marker-end="" draw:marker-end-width="0.23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3.348cm" svg:x="19.796cm" svg:y="19.1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096cm" svg:height="3.955cm" svg:x="11.667cm" svg:y="6.6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096cm" svg:height="12.446cm" svg:x="3.66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2.032cm" svg:x="5.064cm" svg:y="19.796cm">
          <text:p text:style-name="P1">Disco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1" draw:layer="layout" svg:width="3.234cm" svg:height="3.014cm" svg:x="5.034cm" svg:y="15.389cm">
          <draw:image xlink:href="Pictures/10000201000001350000012074F18B12.png" xlink:type="simple" xlink:show="embed" xlink:actuate="onLoad">
            <text:p text:style-name="P1">File System</text:p>
          </draw:image>
        </draw:frame>
        <draw:frame draw:style-name="gr3" draw:text-style-name="P1" draw:layer="layout" svg:width="3.413cm" svg:height="3.388cm" svg:x="4.945cm" svg:y="10.461cm">
          <draw:image xlink:href="Pictures/10009BD7000015FE000015D440754505.svg" xlink:type="simple" xlink:show="embed" xlink:actuate="onLoad">
            <text:p text:style-name="P1">Aplicaciones</text:p>
          </draw:image>
          <draw:image xlink:href="Pictures/10000201000000D5000000D38AC4162F.png" xlink:type="simple" xlink:show="embed" xlink:actuate="onLoad"/>
        </draw:frame>
        <draw:custom-shape draw:style-name="gr4" draw:text-style-name="P1" draw:layer="layout" svg:width="1.397cm" svg:height="1.453cm" svg:x="5.953cm" svg:y="13.8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.397cm" svg:height="1.453cm" svg:x="5.953cm" svg:y="18.3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6.096cm" svg:height="8.255cm" svg:x="11.667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2.032cm" svg:x="13.064cm" svg:y="19.796cm">
          <text:p text:style-name="P1">Disco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1" draw:layer="layout" svg:width="3.234cm" svg:height="3.014cm" svg:x="13.034cm" svg:y="15.389cm">
          <draw:image xlink:href="Pictures/10000201000001350000012074F18B12.png" xlink:type="simple" xlink:show="embed" xlink:actuate="onLoad">
            <text:p text:style-name="P1">File System</text:p>
          </draw:image>
        </draw:frame>
        <draw:custom-shape draw:style-name="gr4" draw:text-style-name="P1" draw:layer="layout" svg:width="1.397cm" svg:height="1.453cm" svg:x="13.953cm" svg:y="13.8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.397cm" svg:height="1.453cm" svg:x="13.953cm" svg:y="18.3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6.096cm" svg:height="8.555cm" svg:x="19.767cm" svg:y="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2.032cm" svg:x="21.228cm" svg:y="19.796cm">
          <text:p text:style-name="P1">Disco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1" draw:layer="layout" svg:width="3.234cm" svg:height="3.014cm" svg:x="21.198cm" svg:y="11.648cm">
          <draw:image xlink:href="Pictures/10000201000001350000012074F18B12.png" xlink:type="simple" xlink:show="embed" xlink:actuate="onLoad">
            <text:p text:style-name="P1">File System</text:p>
          </draw:image>
        </draw:frame>
        <draw:path draw:style-name="gr5" draw:text-style-name="P1" draw:layer="layout" svg:width="5.079cm" svg:height="2.412cm" svg:x="20.304cm" svg:y="15.959cm" svg:viewBox="0 0 5080 2413" svg:d="M1532 186c83 0 164 3 242 10 237-122 567-196 941-196 498 0 919 132 1147 335 106-91 278-149 478-149 334 0 590 160 590 371 0 123-88 229-227 296 235 124 377 297 377 492 0 395-576 697-1331 697-96 0-190-5-279-15-212 232-660 386-1199 386-667 0-1195-236-1307-564-101 50-230 80-374 80-334 0-590-161-590-371 0-158 144-287 357-342-99-99-154-212-154-335 0-394 575-695 1329-695z">
          <text:p/>
        </draw:path>
        <draw:custom-shape draw:style-name="gr4" draw:text-style-name="P1" draw:layer="layout" svg:width="1.397cm" svg:height="1.453cm" svg:x="22.117cm" svg:y="14.8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.397cm" svg:height="1.453cm" svg:x="22.117cm" svg:y="18.3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" draw:layer="layout" svg:width="3.413cm" svg:height="3.388cm" svg:x="12.941cm" svg:y="6.808cm">
          <draw:image xlink:href="Pictures/10009BD7000015FE000015D440754505.svg" xlink:type="simple" xlink:show="embed" xlink:actuate="onLoad">
            <text:p text:style-name="P1">Aplicaciones</text:p>
          </draw:image>
          <draw:image xlink:href="Pictures/10000201000000D5000000D38AC4162F.png" xlink:type="simple" xlink:show="embed" xlink:actuate="onLoad"/>
        </draw:frame>
        <draw:path draw:style-name="gr5" draw:text-style-name="P1" draw:layer="layout" svg:width="5.079cm" svg:height="2.412cm" svg:x="12.004cm" svg:y="11.449cm" svg:viewBox="0 0 5080 2413" svg:d="M1532 186c83 0 164 3 242 10 237-122 567-196 941-196 498 0 919 132 1147 335 106-91 278-149 478-149 334 0 590 160 590 371 0 123-88 229-227 296 235 124 377 297 377 492 0 395-576 697-1331 697-96 0-190-5-279-15-212 232-660 386-1199 386-667 0-1195-236-1307-564-101 50-230 80-374 80-334 0-590-161-590-371 0-158 144-287 357-342-99-99-154-212-154-335 0-394 575-695 1329-695z">
          <text:p/>
        </draw:path>
        <draw:custom-shape draw:style-name="gr4" draw:text-style-name="P1" draw:layer="layout" svg:width="1.397cm" svg:height="1.453cm" svg:x="13.949cm" svg:y="10.2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" draw:layer="layout" svg:width="3.413cm" svg:height="3.388cm" svg:x="21.109cm" svg:y="6.809cm">
          <draw:image xlink:href="Pictures/10009BD7000015FE000015D440754505.svg" xlink:type="simple" xlink:show="embed" xlink:actuate="onLoad">
            <text:p text:style-name="P1">Aplicaciones</text:p>
          </draw:image>
          <draw:image xlink:href="Pictures/10000201000000D5000000D38AC4162F.png" xlink:type="simple" xlink:show="embed" xlink:actuate="onLoad"/>
        </draw:frame>
        <draw:custom-shape draw:style-name="gr4" draw:text-style-name="P1" draw:layer="layout" svg:width="1.397cm" svg:height="1.453cm" svg:x="22.117cm" svg:y="10.2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glue-point draw:id="4" svg:x="1.25cm" svg:y="-5cm"/>
          <draw:glue-point draw:id="5" svg:x="2.812cm" svg:y="-4cm"/>
          <draw:glue-point draw:id="6" svg:x="4.375cm" svg:y="-3cm"/>
          <draw:glue-point draw:id="7" svg:x="4.375cm" svg:y="-1cm"/>
          <draw:glue-point draw:id="8" svg:x="4.375cm" svg:y="1cm"/>
          <draw:glue-point draw:id="9" svg:x="1.25cm" svg:y="3cm"/>
          <draw:glue-point draw:id="10" svg:x="-1.875cm" svg:y="4.9cm"/>
          <draw:glue-point draw:id="11" svg:x="-3.437cm" svg:y="4cm"/>
          <draw:glue-point draw:id="12" svg:x="-5cm" svg:y="3cm"/>
          <draw:glue-point draw:id="13" svg:x="-5cm" svg:y="1cm"/>
          <draw:glue-point draw:id="14" svg:x="-5cm" svg:y="-1cm"/>
          <draw:glue-point draw:id="15" svg:x="-1.875cm" svg:y="-3cm"/>
          <draw:path draw:style-name="gr6" draw:text-style-name="P2" draw:layer="layout" svg:width="3.281cm" svg:height="1.896cm" svg:x="14.234cm" svg:y="3.556cm" svg:viewBox="0 0 3282 1897" svg:d="M0 1897c265 0 3282-1395 3282-1562 0-168-121-335-386-335 0 167-2896 1618-2896 1897z">
            <text:p/>
          </draw:path>
          <draw:g>
            <draw:polygon draw:style-name="gr7" draw:text-style-name="P2" draw:layer="layout" svg:width="1.93cm" svg:height="3.347cm" svg:x="12.303cm" svg:y="2.161cm" svg:viewBox="0 0 1931 3348" draw:points="0,2232 0,0 1931,1116 1931,3348">
              <text:p/>
            </draw:polygon>
            <draw:polygon draw:style-name="gr8" draw:text-style-name="P2" draw:layer="layout" svg:width="2.895cm" svg:height="3.905cm" svg:x="14.234cm" svg:y="1.603cm" svg:viewBox="0 0 2896 3906" draw:points="0,3906 0,1674 2896,0 2896,2232">
              <text:p/>
            </draw:polygon>
            <draw:polygon draw:style-name="gr9" draw:text-style-name="P2" draw:layer="layout" svg:width="4.826cm" svg:height="2.789cm" svg:x="12.303cm" svg:y="0.487cm" svg:viewBox="0 0 4827 2790" draw:points="1931,2790 0,1674 2896,0 4827,1116">
              <text:p/>
            </draw:polygon>
            <draw:polygon draw:style-name="gr10" draw:text-style-name="P2" draw:layer="layout" svg:width="4.826cm" svg:height="5.021cm" svg:x="12.303cm" svg:y="0.487cm" svg:viewBox="0 0 4827 5022" draw:points="0,3906 0,1674 2896,0 4827,1116 4827,3348 1931,5022">
              <text:p/>
            </draw:polygon>
            <draw:polygon draw:style-name="gr11" draw:text-style-name="P2" draw:layer="layout" svg:width="0.096cm" svg:height="0.222cm" svg:x="13.655cm" svg:y="3.277cm" svg:viewBox="0 0 97 223" draw:points="0,167 0,0 97,56 97,223">
              <text:p/>
            </draw:polygon>
            <draw:polygon draw:style-name="gr12" draw:text-style-name="P2" draw:layer="layout" svg:width="0.192cm" svg:height="0.39cm" svg:x="13.848cm" svg:y="3.277cm" svg:viewBox="0 0 193 391" draw:points="0,279 0,0 193,112 193,391">
              <text:p/>
            </draw:polygon>
            <draw:line draw:style-name="gr13" draw:text-style-name="P2" draw:layer="layout" svg:x1="16.261cm" svg:y1="3.165cm" svg:x2="17.033cm" svg:y2="2.719cm">
              <text:p/>
            </draw:line>
            <draw:g>
              <draw:line draw:style-name="gr14" draw:text-style-name="P2" draw:layer="layout" svg:x1="13.461cm" svg:y1="4.84cm" svg:x2="13.268cm" svg:y2="4.728cm">
                <text:p/>
              </draw:line>
              <draw:line draw:style-name="gr15" draw:text-style-name="P2" draw:layer="layout" svg:x1="13.268cm" svg:y1="3.556cm" svg:x2="13.268cm" svg:y2="4.728cm">
                <text:p/>
              </draw:line>
              <draw:line draw:style-name="gr16" draw:text-style-name="P2" draw:layer="layout" svg:x1="13.461cm" svg:y1="3.668cm" svg:x2="13.461cm" svg:y2="4.84cm">
                <text:p/>
              </draw:line>
              <draw:line draw:style-name="gr17" draw:text-style-name="P2" draw:layer="layout" svg:x1="13.461cm" svg:y1="3.668cm" svg:x2="13.268cm" svg:y2="3.556cm">
                <text:p/>
              </draw:line>
            </draw:g>
            <draw:g>
              <draw:line draw:style-name="gr18" draw:text-style-name="P2" draw:layer="layout" svg:x1="12.593cm" svg:y1="4.338cm" svg:x2="12.4cm" svg:y2="4.226cm">
                <text:p/>
              </draw:line>
              <draw:line draw:style-name="gr19" draw:text-style-name="P2" draw:layer="layout" svg:x1="12.4cm" svg:y1="3.054cm" svg:x2="12.4cm" svg:y2="4.226cm">
                <text:p/>
              </draw:line>
              <draw:line draw:style-name="gr20" draw:text-style-name="P2" draw:layer="layout" svg:x1="12.593cm" svg:y1="3.166cm" svg:x2="12.593cm" svg:y2="4.338cm">
                <text:p/>
              </draw:line>
              <draw:line draw:style-name="gr21" draw:text-style-name="P2" draw:layer="layout" svg:x1="12.593cm" svg:y1="3.166cm" svg:x2="12.4cm" svg:y2="3.054cm">
                <text:p/>
              </draw:line>
            </draw:g>
            <draw:g>
              <draw:line draw:style-name="gr22" draw:text-style-name="P2" draw:layer="layout" svg:x1="12.882cm" svg:y1="4.505cm" svg:x2="12.689cm" svg:y2="4.393cm">
                <text:p/>
              </draw:line>
              <draw:line draw:style-name="gr23" draw:text-style-name="P2" draw:layer="layout" svg:x1="12.689cm" svg:y1="3.221cm" svg:x2="12.689cm" svg:y2="4.393cm">
                <text:p/>
              </draw:line>
              <draw:line draw:style-name="gr24" draw:text-style-name="P2" draw:layer="layout" svg:x1="12.882cm" svg:y1="3.333cm" svg:x2="12.882cm" svg:y2="4.505cm">
                <text:p/>
              </draw:line>
              <draw:line draw:style-name="gr25" draw:text-style-name="P2" draw:layer="layout" svg:x1="12.882cm" svg:y1="3.333cm" svg:x2="12.689cm" svg:y2="3.221cm">
                <text:p/>
              </draw:line>
            </draw:g>
            <draw:g>
              <draw:line draw:style-name="gr26" draw:text-style-name="P2" draw:layer="layout" svg:x1="13.172cm" svg:y1="4.673cm" svg:x2="12.979cm" svg:y2="4.561cm">
                <text:p/>
              </draw:line>
              <draw:line draw:style-name="gr27" draw:text-style-name="P2" draw:layer="layout" svg:x1="12.979cm" svg:y1="3.389cm" svg:x2="12.979cm" svg:y2="4.561cm">
                <text:p/>
              </draw:line>
              <draw:line draw:style-name="gr28" draw:text-style-name="P2" draw:layer="layout" svg:x1="13.172cm" svg:y1="3.5cm" svg:x2="13.172cm" svg:y2="4.672cm">
                <text:p/>
              </draw:line>
              <draw:line draw:style-name="gr29" draw:text-style-name="P2" draw:layer="layout" svg:x1="13.172cm" svg:y1="3.501cm" svg:x2="12.979cm" svg:y2="3.389cm">
                <text:p/>
              </draw:line>
            </draw:g>
            <draw:g>
              <draw:line draw:style-name="gr30" draw:text-style-name="P2" draw:layer="layout" svg:x1="13.751cm" svg:y1="5.007cm" svg:x2="13.558cm" svg:y2="4.895cm">
                <text:p/>
              </draw:line>
              <draw:line draw:style-name="gr31" draw:text-style-name="P2" draw:layer="layout" svg:x1="13.558cm" svg:y1="3.724cm" svg:x2="13.558cm" svg:y2="4.896cm">
                <text:p/>
              </draw:line>
              <draw:line draw:style-name="gr32" draw:text-style-name="P2" draw:layer="layout" svg:x1="13.751cm" svg:y1="3.835cm" svg:x2="13.751cm" svg:y2="5.007cm">
                <text:p/>
              </draw:line>
              <draw:line draw:style-name="gr33" draw:text-style-name="P2" draw:layer="layout" svg:x1="13.751cm" svg:y1="3.836cm" svg:x2="13.558cm" svg:y2="3.724cm">
                <text:p/>
              </draw:line>
            </draw:g>
            <draw:g>
              <draw:line draw:style-name="gr34" draw:text-style-name="P2" draw:layer="layout" svg:x1="14.041cm" svg:y1="5.175cm" svg:x2="13.848cm" svg:y2="5.063cm">
                <text:p/>
              </draw:line>
              <draw:line draw:style-name="gr35" draw:text-style-name="P2" draw:layer="layout" svg:x1="13.848cm" svg:y1="3.891cm" svg:x2="13.848cm" svg:y2="5.063cm">
                <text:p/>
              </draw:line>
              <draw:line draw:style-name="gr36" draw:text-style-name="P2" draw:layer="layout" svg:x1="14.041cm" svg:y1="4.003cm" svg:x2="14.041cm" svg:y2="5.175cm">
                <text:p/>
              </draw:line>
              <draw:line draw:style-name="gr37" draw:text-style-name="P2" draw:layer="layout" svg:x1="14.041cm" svg:y1="4.003cm" svg:x2="13.848cm" svg:y2="3.891cm">
                <text:p/>
              </draw:line>
            </draw:g>
            <draw:line draw:style-name="gr38" draw:text-style-name="P2" draw:layer="layout" svg:x1="16.261cm" svg:y1="3.277cm" svg:x2="17.033cm" svg:y2="2.831cm">
              <text:p/>
            </draw:line>
            <draw:line draw:style-name="gr39" draw:text-style-name="P2" draw:layer="layout" svg:x1="16.261cm" svg:y1="3.388cm" svg:x2="17.033cm" svg:y2="2.942cm">
              <text:p/>
            </draw:line>
            <draw:line draw:style-name="gr40" draw:text-style-name="P2" draw:layer="layout" svg:x1="16.261cm" svg:y1="3.5cm" svg:x2="17.033cm" svg:y2="3.054cm">
              <text:p/>
            </draw:line>
            <draw:line draw:style-name="gr41" draw:text-style-name="P2" draw:layer="layout" svg:x1="16.261cm" svg:y1="3.612cm" svg:x2="17.033cm" svg:y2="3.166cm">
              <text:p/>
            </draw:line>
            <draw:line draw:style-name="gr42" draw:text-style-name="P2" draw:layer="layout" svg:x1="16.261cm" svg:y1="3.723cm" svg:x2="17.033cm" svg:y2="3.277cm">
              <text:p/>
            </draw:line>
            <draw:line draw:style-name="gr43" draw:text-style-name="P2" draw:layer="layout" svg:x1="16.261cm" svg:y1="3.835cm" svg:x2="17.033cm" svg:y2="3.389cm">
              <text:p/>
            </draw:line>
            <draw:line draw:style-name="gr44" draw:text-style-name="P2" draw:layer="layout" svg:x1="16.261cm" svg:y1="3.946cm" svg:x2="17.033cm" svg:y2="3.5cm">
              <text:p/>
            </draw:line>
            <draw:line draw:style-name="gr45" draw:text-style-name="P2" draw:layer="layout" svg:x1="16.261cm" svg:y1="4.058cm" svg:x2="17.033cm" svg:y2="3.612cm">
              <text:p/>
            </draw:line>
            <draw:line draw:style-name="gr46" draw:text-style-name="P2" draw:layer="layout" svg:x1="16.261cm" svg:y1="4.17cm" svg:x2="17.033cm" svg:y2="3.724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7" draw:text-style-name="P2" draw:layer="layout" svg:width="2.639cm" svg:height="1.646cm" svg:x="6.361cm" svg:y="4.101cm" svg:viewBox="0 0 2640 1647" svg:d="M2 1647c710 0 2562-371 2633-906s-588-741-783-741c0 124-1921 741-1850 1647z">
            <text:p/>
          </draw:path>
          <draw:g>
            <draw:polygon draw:style-name="gr48" draw:text-style-name="P2" draw:layer="layout" svg:width="1.423cm" svg:height="3.745cm" svg:x="4.937cm" svg:y="2.043cm" svg:viewBox="0 0 1424 3746" draw:points="0,2923 0,0 1424,823 1424,3746">
              <text:p/>
            </draw:polygon>
            <draw:polygon draw:style-name="gr49" draw:text-style-name="P2" draw:layer="layout" svg:width="2.136cm" svg:height="4.116cm" svg:x="6.361cm" svg:y="1.631cm" svg:viewBox="0 0 2137 4117" draw:points="0,4117 0,1235 2137,0 2137,2882">
              <text:p/>
            </draw:polygon>
            <draw:polygon draw:style-name="gr50" draw:text-style-name="P2" draw:layer="layout" svg:width="3.56cm" svg:height="2.057cm" svg:x="4.937cm" svg:y="0.808cm" svg:viewBox="0 0 3561 2058" draw:points="1424,2058 0,1235 2137,0 3561,823">
              <text:p/>
            </draw:polygon>
            <draw:polygon draw:style-name="gr51" draw:text-style-name="P2" draw:layer="layout" svg:width="3.56cm" svg:height="4.939cm" svg:x="4.937cm" svg:y="0.808cm" svg:viewBox="0 0 3561 4940" draw:points="0,4117 0,1235 2137,0 3561,823 3561,3705 1424,4940">
              <text:p/>
            </draw:polygon>
            <draw:line draw:style-name="gr52" draw:text-style-name="P2" draw:layer="layout" svg:x1="6.219cm" svg:y1="4.966cm" svg:x2="5.079cm" svg:y2="4.307cm">
              <text:p/>
            </draw:line>
            <draw:line draw:style-name="gr53" draw:text-style-name="P2" draw:layer="layout" svg:x1="6.219cm" svg:y1="5.296cm" svg:x2="5.079cm" svg:y2="4.637cm">
              <text:p/>
            </draw:line>
            <draw:line draw:style-name="gr54" draw:text-style-name="P2" draw:layer="layout" svg:x1="6.219cm" svg:y1="5.131cm" svg:x2="5.079cm" svg:y2="4.472cm">
              <text:p/>
            </draw:line>
            <draw:line draw:style-name="gr55" draw:text-style-name="P2" draw:layer="layout" svg:x1="6.226cm" svg:y1="3.303cm" svg:x2="5.086cm" svg:y2="2.644cm">
              <text:p/>
            </draw:line>
            <draw:line draw:style-name="gr56" draw:text-style-name="P2" draw:layer="layout" svg:x1="5.079cm" svg:y1="2.496cm" svg:x2="5.079cm" svg:y2="2.661cm">
              <text:p/>
            </draw:line>
            <draw:line draw:style-name="gr57" draw:text-style-name="P2" draw:layer="layout" svg:x1="6.219cm" svg:y1="3.155cm" svg:x2="6.219cm" svg:y2="3.32cm">
              <text:p/>
            </draw:line>
            <draw:line draw:style-name="gr58" draw:text-style-name="P2" draw:layer="layout" svg:x1="6.219cm" svg:y1="3.155cm" svg:x2="5.079cm" svg:y2="2.496cm">
              <text:p/>
            </draw:line>
            <draw:polygon draw:style-name="gr59" draw:text-style-name="P2" draw:layer="layout" svg:width="0.141cm" svg:height="0.246cm" svg:x="5.507cm" svg:y="3.896cm" svg:viewBox="0 0 142 247" draw:points="0,165 0,0 142,82 142,247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0" draw:text-style-name="P2" draw:layer="layout" svg:width="3.169cm" svg:height="2.052cm" svg:x="23.522cm" svg:y="4.294cm" svg:viewBox="0 0 3170 2053" svg:d="M3 2053c263 0 3167-1276 3167-1665 0-388-408-388-672-388 0 166-2591 832-2495 2053z">
              <text:p/>
            </draw:path>
            <draw:g>
              <draw:polygon draw:style-name="gr61" draw:text-style-name="P2" draw:layer="layout" svg:width="3.358cm" svg:height="3.05cm" svg:x="19.973cm" svg:y="3.184cm" svg:viewBox="0 0 3359 3051" draw:points="0,1110 0,0 3359,1942 3359,3051">
                <text:p/>
              </draw:polygon>
              <draw:polygon draw:style-name="gr62" draw:text-style-name="P2" draw:layer="layout" svg:width="2.878cm" svg:height="2.773cm" svg:x="23.332cm" svg:y="3.462cm" svg:viewBox="0 0 2879 2774" draw:points="0,2774 0,1664 2879,0 2879,1110">
                <text:p/>
              </draw:polygon>
              <draw:polygon draw:style-name="gr63" draw:text-style-name="P2" draw:layer="layout" svg:width="6.238cm" svg:height="3.605cm" svg:x="19.973cm" svg:y="1.52cm" svg:viewBox="0 0 6239 3606" draw:points="3359,3606 0,1664 2879,0 6239,1942">
                <text:p/>
              </draw:polygon>
              <draw:line draw:style-name="gr64" draw:text-style-name="P2" draw:layer="layout" svg:x1="21.125cm" svg:y1="4.072cm" svg:x2="21.125cm" svg:y2="4.738cm">
                <text:p/>
              </draw:line>
              <draw:line draw:style-name="gr65" draw:text-style-name="P2" draw:layer="layout" svg:x1="23.237cm" svg:y1="5.493cm" svg:x2="21.701cm" svg:y2="4.605cm">
                <text:p/>
              </draw:line>
              <draw:line draw:style-name="gr66" draw:text-style-name="P2" draw:layer="layout" svg:x1="21.692cm" svg:y1="4.405cm" svg:x2="21.692cm" svg:y2="4.627cm">
                <text:p/>
              </draw:line>
              <draw:line draw:style-name="gr67" draw:text-style-name="P2" draw:layer="layout" svg:x1="23.228cm" svg:y1="5.293cm" svg:x2="23.228cm" svg:y2="5.515cm">
                <text:p/>
              </draw:line>
              <draw:line draw:style-name="gr68" draw:text-style-name="P2" draw:layer="layout" svg:x1="23.228cm" svg:y1="5.293cm" svg:x2="21.692cm" svg:y2="4.405cm">
                <text:p/>
              </draw:line>
              <draw:polygon draw:style-name="gr69" draw:text-style-name="P2" draw:layer="layout" svg:width="0.191cm" svg:height="0.332cm" svg:x="21.317cm" svg:y="4.183cm" svg:viewBox="0 0 192 333" draw:points="0,222 0,0 192,111 192,333">
                <text:p/>
              </draw:polygon>
              <draw:line draw:style-name="gr70" draw:text-style-name="P2" draw:layer="layout" svg:x1="20.933cm" svg:y1="3.961cm" svg:x2="20.933cm" svg:y2="4.627cm">
                <text:p/>
              </draw:line>
              <draw:line draw:style-name="gr71" draw:text-style-name="P2" draw:layer="layout" svg:x1="20.741cm" svg:y1="3.85cm" svg:x2="20.741cm" svg:y2="4.516cm">
                <text:p/>
              </draw:line>
              <draw:line draw:style-name="gr72" draw:text-style-name="P2" draw:layer="layout" svg:x1="20.549cm" svg:y1="3.739cm" svg:x2="20.549cm" svg:y2="4.405cm">
                <text:p/>
              </draw:line>
              <draw:line draw:style-name="gr73" draw:text-style-name="P2" draw:layer="layout" svg:x1="20.357cm" svg:y1="3.628cm" svg:x2="20.357cm" svg:y2="4.294cm">
                <text:p/>
              </draw:line>
              <draw:line draw:style-name="gr74" draw:text-style-name="P2" draw:layer="layout" svg:x1="20.165cm" svg:y1="3.517cm" svg:x2="20.165cm" svg:y2="4.183cm">
                <text:p/>
              </draw:line>
              <draw:polygon draw:style-name="gr75" draw:text-style-name="P2" draw:layer="layout" svg:width="0.191cm" svg:height="1.22cm" svg:x="19.781cm" svg:y="3.073cm" svg:viewBox="0 0 192 1221" draw:points="0,1110 0,0 192,111 192,1221">
                <text:p/>
              </draw:polygon>
              <draw:polygon draw:style-name="gr76" draw:text-style-name="P2" draw:layer="layout" svg:width="0.191cm" svg:height="1.22cm" svg:x="23.332cm" svg:y="5.126cm" svg:viewBox="0 0 192 1221" draw:points="0,1110 0,0 192,111 192,1221">
                <text:p/>
              </draw:polygon>
              <draw:polygon draw:style-name="gr77" draw:text-style-name="P2" draw:layer="layout" svg:width="6.43cm" svg:height="4.826cm" svg:x="19.781cm" svg:y="1.52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g>
              <draw:polygon draw:style-name="gr78" draw:text-style-name="P2" draw:layer="layout" svg:width="3.358cm" svg:height="3.05cm" svg:x="20.013cm" svg:y="1.914cm" svg:viewBox="0 0 3359 3051" draw:points="0,1110 0,0 3359,1942 3359,3051">
                <text:p/>
              </draw:polygon>
              <draw:polygon draw:style-name="gr79" draw:text-style-name="P2" draw:layer="layout" svg:width="2.878cm" svg:height="2.773cm" svg:x="23.372cm" svg:y="2.192cm" svg:viewBox="0 0 2879 2774" draw:points="0,2774 0,1664 2879,0 2879,1110">
                <text:p/>
              </draw:polygon>
              <draw:polygon draw:style-name="gr80" draw:text-style-name="P2" draw:layer="layout" svg:width="6.238cm" svg:height="3.605cm" svg:x="20.013cm" svg:y="0.25cm" svg:viewBox="0 0 6239 3606" draw:points="3359,3606 0,1664 2879,0 6239,1942">
                <text:p/>
              </draw:polygon>
              <draw:line draw:style-name="gr81" draw:text-style-name="P2" draw:layer="layout" svg:x1="21.165cm" svg:y1="2.802cm" svg:x2="21.165cm" svg:y2="3.468cm">
                <text:p/>
              </draw:line>
              <draw:line draw:style-name="gr82" draw:text-style-name="P2" draw:layer="layout" svg:x1="23.277cm" svg:y1="4.223cm" svg:x2="21.741cm" svg:y2="3.335cm">
                <text:p/>
              </draw:line>
              <draw:line draw:style-name="gr83" draw:text-style-name="P2" draw:layer="layout" svg:x1="21.732cm" svg:y1="3.135cm" svg:x2="21.732cm" svg:y2="3.357cm">
                <text:p/>
              </draw:line>
              <draw:line draw:style-name="gr84" draw:text-style-name="P2" draw:layer="layout" svg:x1="23.268cm" svg:y1="4.023cm" svg:x2="23.268cm" svg:y2="4.245cm">
                <text:p/>
              </draw:line>
              <draw:line draw:style-name="gr85" draw:text-style-name="P2" draw:layer="layout" svg:x1="23.268cm" svg:y1="4.023cm" svg:x2="21.732cm" svg:y2="3.135cm">
                <text:p/>
              </draw:line>
              <draw:polygon draw:style-name="gr86" draw:text-style-name="P2" draw:layer="layout" svg:width="0.191cm" svg:height="0.332cm" svg:x="21.357cm" svg:y="2.913cm" svg:viewBox="0 0 192 333" draw:points="0,222 0,0 192,111 192,333">
                <text:p/>
              </draw:polygon>
              <draw:line draw:style-name="gr87" draw:text-style-name="P2" draw:layer="layout" svg:x1="20.973cm" svg:y1="2.691cm" svg:x2="20.973cm" svg:y2="3.357cm">
                <text:p/>
              </draw:line>
              <draw:line draw:style-name="gr88" draw:text-style-name="P2" draw:layer="layout" svg:x1="20.781cm" svg:y1="2.58cm" svg:x2="20.781cm" svg:y2="3.246cm">
                <text:p/>
              </draw:line>
              <draw:line draw:style-name="gr89" draw:text-style-name="P2" draw:layer="layout" svg:x1="20.589cm" svg:y1="2.469cm" svg:x2="20.589cm" svg:y2="3.135cm">
                <text:p/>
              </draw:line>
              <draw:line draw:style-name="gr90" draw:text-style-name="P2" draw:layer="layout" svg:x1="20.397cm" svg:y1="2.358cm" svg:x2="20.397cm" svg:y2="3.024cm">
                <text:p/>
              </draw:line>
              <draw:line draw:style-name="gr91" draw:text-style-name="P2" draw:layer="layout" svg:x1="20.205cm" svg:y1="2.247cm" svg:x2="20.205cm" svg:y2="2.913cm">
                <text:p/>
              </draw:line>
              <draw:polygon draw:style-name="gr92" draw:text-style-name="P2" draw:layer="layout" svg:width="0.191cm" svg:height="1.22cm" svg:x="19.821cm" svg:y="1.803cm" svg:viewBox="0 0 192 1221" draw:points="0,1110 0,0 192,111 192,1221">
                <text:p/>
              </draw:polygon>
              <draw:polygon draw:style-name="gr93" draw:text-style-name="P2" draw:layer="layout" svg:width="0.191cm" svg:height="1.22cm" svg:x="23.372cm" svg:y="3.856cm" svg:viewBox="0 0 192 1221" draw:points="0,1110 0,0 192,111 192,1221">
                <text:p/>
              </draw:polygon>
              <draw:polygon draw:style-name="gr94" draw:text-style-name="P2" draw:layer="layout" svg:width="6.43cm" svg:height="4.826cm" svg:x="19.821cm" svg:y="0.25cm" svg:viewBox="0 0 6431 4827" draw:points="0,2663 0,1553 192,1664 3071,0 6431,1942 6431,3051 3743,4605 3743,4827">
                <text:p/>
              </draw:polygon>
            </draw:g>
          </draw:g>
        </draw:g>
        <draw:frame draw:style-name="gr95" draw:text-style-name="P3" draw:layer="layout" svg:width="2.238cm" svg:height="1.195cm" svg:x="5.483cm" svg:y="1.279cm">
          <draw:text-box>
            <text:p><text:span text:style-name="T1">DAS</text:span></text:p>
          </draw:text-box>
        </draw:frame>
        <draw:frame draw:style-name="gr95" draw:text-style-name="P3" draw:layer="layout" svg:width="2.238cm" svg:height="1.195cm" svg:x="13.532cm" svg:y="1.227cm">
          <draw:text-box>
            <text:p><text:span text:style-name="T1">NAS</text:span></text:p>
          </draw:text-box>
        </draw:frame>
        <draw:frame draw:style-name="gr95" draw:text-style-name="P3" draw:layer="layout" svg:width="2.238cm" svg:height="1.195cm" svg:x="21.612cm" svg:y="1.279cm">
          <draw:text-box>
            <text:p><text:span text:style-name="T1">S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05T16:09:07.529642860</meta:creation-date>
    <dc:date>2014-08-07T12:08:12.378520235</dc:date>
    <dc:creator>Eduardo Grosclaude</dc:creator>
    <meta:editing-duration>PT29M45S</meta:editing-duration>
    <meta:editing-cycles>8</meta:editing-cycles>
    <meta:generator>LibreOffice/4.2.5.2$Linux_x86 LibreOffice_project/61cb170a04bb1f12e77c884eab9192be736ec5f5</meta:generator>
    <meta:document-statistic meta:object-count="131"/>
  </office:meta>
</office:document-meta>
</file>